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color="#666666" loext:opacity="100%" style:text-underline-style="solid" style:text-underline-width="auto" style:text-underline-color="font-color" officeooo:rsid="0013c35e" officeooo:paragraph-rsid="0013c35e"/>
    </style:style>
    <style:style style:name="P2" style:family="paragraph" style:parent-style-name="Heading_20_2">
      <style:text-properties officeooo:rsid="0014220c" officeooo:paragraph-rsid="0014220c"/>
    </style:style>
    <style:style style:name="P3" style:family="paragraph" style:parent-style-name="Text_20_body">
      <style:text-properties officeooo:paragraph-rsid="0014220c"/>
    </style:style>
    <style:style style:name="P4" style:family="paragraph" style:parent-style-name="Heading_20_2">
      <style:text-properties officeooo:rsid="0015ea33" officeooo:paragraph-rsid="0015ea33"/>
    </style:style>
    <style:style style:name="P5" style:family="paragraph" style:parent-style-name="Text_20_body">
      <style:text-properties officeooo:rsid="0015ea33" officeooo:paragraph-rsid="0015ea33"/>
    </style:style>
    <style:style style:name="P6" style:family="paragraph" style:parent-style-name="Header">
      <style:text-properties officeooo:rsid="0015ea33" officeooo:paragraph-rsid="0015ea33"/>
    </style:style>
    <style:style style:name="P7" style:family="paragraph" style:parent-style-name="Header">
      <style:text-properties officeooo:rsid="0015ea33" officeooo:paragraph-rsid="0016bd65"/>
    </style:style>
    <style:style style:name="P8" style:family="paragraph" style:parent-style-name="Header">
      <style:text-properties officeooo:rsid="0016bd65" officeooo:paragraph-rsid="0016bd65"/>
    </style:style>
    <style:style style:name="P9" style:family="paragraph" style:parent-style-name="Header">
      <style:text-properties officeooo:paragraph-rsid="0016bd65"/>
    </style:style>
    <style:style style:name="P10" style:family="paragraph" style:parent-style-name="Heading_20_2">
      <style:text-properties officeooo:rsid="0015ea33" officeooo:paragraph-rsid="0016c5bc"/>
    </style:style>
    <style:style style:name="P11" style:family="paragraph" style:parent-style-name="Text_20_body">
      <style:text-properties officeooo:paragraph-rsid="0016c5bc"/>
    </style:style>
    <style:style style:name="T1" style:family="text">
      <style:text-properties officeooo:rsid="0016bd65"/>
    </style:style>
    <style:style style:name="T2" style:family="text">
      <style:text-properties officeooo:rsid="0016c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</text:p>
      <text:h text:style-name="P2" text:outline-level="2">Enunciado:</text:h>
      <text:p text:style-name="P3">Elige dos páginas web españolas de gran notoriedad: una que destaque por su buen diseño e interfaz y otra que muestre deficiencias claras en su diseño (ejemplo: webs institucionales desactualizadas). Analiza cada una de ellas atendiendo a las cuatro características principales de una interfaz web: </text:p>
      <text:p text:style-name="P3">1. Usabilidad → ¿Es fácil de usar y navegar?</text:p>
      <text:p text:style-name="P3">2. Visual → ¿El aspecto estético es coherente y atractivo?</text:p>
      <text:p text:style-name="P3">3. Educativa → ¿Se aprende rápido a manejarla y entender su contenido?</text:p>
      <text:p text:style-name="P3">4. Actualizada → ¿El contenido y el diseño se mantienen al día?</text:p>
      <text:p text:style-name="P3">Finalmente, redacta una comparación crítica explicando: Cuál de las dos webs cumple mejor con los principios de una interfaz web de calidad. Qué mejoras propondrías en la web con deficiencias para acercarla a un diseño óptimo. </text:p>
      <text:p text:style-name="P3"/>
      <text:h text:style-name="Heading_20_2" text:outline-level="2"/>
      <text:h text:style-name="P4" text:outline-level="2">Página Web <text:span text:style-name="T1">con un buen diseño</text:span></text:h>
      <text:p text:style-name="P5">Una web española que he visto que destaca por tener un buen diseño, estar actualizada y ser visual y sencilla es la de el ministerio de justicia (<text:a xlink:type="simple" xlink:href="http://mjusticia.gob.es/es" text:style-name="Internet_20_link" text:visited-style-name="Visited_20_Internet_20_Link">http://mjusticia.gob.es/es</text:a>).</text:p>
      <text:p text:style-name="P6">Usabilidad→ Es bastante facil de usar porque:</text:p>
      <text:p text:style-name="P6">- Tiene un menu de navegación bastante actual y accesible.</text:p>
      <text:p text:style-name="P6">- Tiene diseño responsivo, por lo que se va a ver bien en cualquier dispositivo.</text:p>
      <text:p text:style-name="P6">- Tiene cabecera, pie de pagina y menus claramente definidos</text:p>
      <text:p text:style-name="P6"/>
      <text:p text:style-name="P7">Visual → </text:p>
      <text:p text:style-name="P8">- Tiene un diseño que se nota que es reciente, es decir que esta actualizado.</text:p>
      <text:p text:style-name="P8">- Es un diseño limpio, tiene tipografía legible y una estructura ordenada y profesional.</text:p>
      <text:p text:style-name="P8"/>
      <text:p text:style-name="P8"/>
      <text:p text:style-name="P8">Educativa → </text:p>
      <text:p text:style-name="P8">- Guías de navegación que explican cómo moverse por la sede electrónica y por el portal general. <text:line-break/>- Lenguaje claro y sencillo en muchos avisos y noticias, con intención institucional declarada de simplificar.</text:p>
      <text:p text:style-name="P8"/>
      <text:p text:style-name="P8">Actualizada → </text:p>
      <text:p text:style-name="P9"><text:span text:style-name="T1">-</text:span> Noticias recientes muestran cambios relevantes: el rediseño, unificación de portales, mejoras de accesibilidad, lenguaje claro. <text:span text:style-name="T1"><text:s/></text:span></text:p>
      <text:p text:style-name="P9"/>
      <text:p text:style-name="P9"/>
      <text:p text:style-name="P9"><text:soft-page-break/></text:p>
      <text:p text:style-name="P9"/>
      <text:h text:style-name="P10" text:outline-level="2">Página Web <text:span text:style-name="T1">con un </text:span><text:span text:style-name="T2">mal</text:span><text:span text:style-name="T1"> diseño</text:span><text:span text:style-name="T2">(</text:span><text:a xlink:type="simple" xlink:href="https://www.granada.org/" text:style-name="Internet_20_link" text:visited-style-name="Visited_20_Internet_20_Link"><text:span text:style-name="T2">https://www.granada.org/</text:span></text:a><text:span text:style-name="T2">)</text:span></text:h>
      <text:p text:style-name="P11"><text:span text:style-name="T2">Usabilidad→ </text:span></text:p>
      <text:p text:style-name="P11">-La versión móvil es muy básica / reducida, con muchas limitaciones (“versión reducida”) y se indica que irán incluyendo más servicios progresivamente.</text:p>
      <text:p text:style-name="P11">-Algunos menús, estructura, diseño parecen antiguos: uso de tecnologías antiguas, algunos elementos no tan intuitivos </text:p>
      <text:p text:style-name="P11"/>
      <text:p text:style-name="P11"><text:span text:style-name="T2">Visual→ </text:span></text:p>
      <text:p text:style-name="P11">-La versión móvil “versión reducida” no aprovecha completamente las posibilidades de diseño moderno.</text:p>
      <text:p text:style-name="P11">-Algunos aspectos visuales están desactualizados: menú clásico, interfaz que da sensación de “vieja” en comparación con webs modernas.</text:p>
      <text:p text:style-name="P11"/>
      <text:p text:style-name="P11"><text:span text:style-name="T2">Educativa→ </text:span></text:p>
      <text:p text:style-name="P11">- Algunas funciones no están visibles de forma clara; para trámites específicos puede no estar evidente dónde ir.</text:p>
      <text:p text:style-name="P11"/>
      <text:p text:style-name="P11"><text:span text:style-name="T2">Actualizada → </text:span></text:p>
      <text:p text:style-name="P11">- La declaración de accesibilidad dice “contenido no accesible” para ciertos elementos (imágenes sin etiqueta apropiada).</text:p>
      <text:p text:style-name="P11">- Algunos componentes de diseño o de estructura muestran que no se han tocado hace mucho (por ejemplo sede accesibilidad con estándares antiguos, posibles problemas de imágenes sin texto alternativo). 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02dc" officeooo:paragraph-rsid="001302d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blo Barranco Lara<text:tab/>Diseño de Interfaces Web<text:tab/>22/09/202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0:11:44.967897300</meta:creation-date>
    <dc:date>2025-09-22T10:48:21.479315000</dc:date>
    <meta:editing-duration>PT14M41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34" meta:word-count="437" meta:character-count="2857" meta:non-whitespace-character-count="2440"/>
  </office:meta>
</office:document-meta>
</file>